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svg:stroke-width="0.106cm" svg:stroke-color="#000000" draw:fill="none" draw:fill-color="#ffffff" fo:padding-top="0.003cm" fo:padding-bottom="0.003cm" fo:padding-left="0.003cm" fo:padding-right="0.003cm"/>
    </style:style>
    <style:style style:name="gr5" style:family="graphic" style:parent-style-name="standard">
      <style:graphic-properties draw:stroke="none" svg:stroke-width="0.001cm" draw:fill-color="#7a7a5a"/>
    </style:style>
    <style:style style:name="gr6" style:family="graphic" style:parent-style-name="standard">
      <style:graphic-properties draw:stroke="none" svg:stroke-width="0.001cm" draw:fill-color="#000000"/>
    </style:style>
    <style:style style:name="gr7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979cm" svg:y="-5cm"/>
          <draw:glue-point draw:id="5" svg:x="3.437cm" svg:y="-5cm"/>
          <draw:glue-point draw:id="6" svg:x="0.229cm" svg:y="-5cm"/>
          <draw:glue-point draw:id="7" svg:x="-4.949cm" svg:y="5cm"/>
          <draw:glue-point draw:id="8" svg:x="2.023cm" svg:y="5cm"/>
          <draw:glue-point draw:id="9" svg:x="-1.463cm" svg:y="5cm"/>
          <draw:glue-point draw:id="10" svg:x="-5cm" svg:y="1.703cm"/>
          <draw:glue-point draw:id="11" svg:x="-5cm" svg:y="3.353cm"/>
          <draw:glue-point draw:id="12" svg:x="5cm" svg:y="0.699cm"/>
          <draw:glue-point draw:id="13" svg:x="5cm" svg:y="2.487cm"/>
          <draw:glue-point draw:id="14" svg:x="5cm" svg:y="1.593cm"/>
          <draw:glue-point draw:id="15" svg:x="0.118cm" svg:y="0.894cm"/>
          <draw:polygon draw:style-name="gr1" draw:layer="layout" svg:width="1.998cm" svg:height="0.369cm" svg:x="0cm" svg:y="1.341cm" svg:viewBox="0 0 1999 370" draw:points="0,0 1999,0 1999,370 0,370">
            <text:p/>
          </draw:polygon>
          <draw:polygon draw:style-name="gr2" draw:layer="layout" svg:width="1.998cm" svg:height="0.369cm" svg:x="0cm" svg:y="1.341cm" svg:viewBox="0 0 1999 370" draw:points="0,0 1999,0 1999,370 0,370">
            <text:p/>
          </draw:polygon>
          <draw:polygon draw:style-name="gr3" draw:layer="layout" svg:width="2.21cm" svg:height="0.201cm" svg:x="0cm" svg:y="1.14cm" svg:viewBox="0 0 2211 202" draw:points="0,202 211,0 2211,0 1999,202">
            <text:p/>
          </draw:polygon>
          <draw:polygon draw:style-name="gr2" draw:layer="layout" svg:width="2.21cm" svg:height="0.201cm" svg:x="0cm" svg:y="1.14cm" svg:viewBox="0 0 2211 202" draw:points="0,202 211,0 2211,0 1999,202">
            <text:p/>
          </draw:polygon>
          <draw:line draw:style-name="gr4" draw:layer="layout" svg:x1="1.888cm" svg:y1="1.509cm" svg:x2="1.407cm" svg:y2="1.509cm">
            <text:p/>
          </draw:line>
          <draw:polygon draw:style-name="gr5" draw:layer="layout" svg:width="0.212cm" svg:height="0.57cm" svg:x="1.998cm" svg:y="1.14cm" svg:viewBox="0 0 213 571" draw:points="0,571 213,358 213,0 0,201">
            <text:p/>
          </draw:polygon>
          <draw:polygon draw:style-name="gr2" draw:layer="layout" svg:width="0.212cm" svg:height="0.57cm" svg:x="1.998cm" svg:y="1.14cm" svg:viewBox="0 0 213 571" draw:points="0,571 213,358 213,0 0,201">
            <text:p/>
          </draw:polygon>
          <draw:polygon draw:style-name="gr3" draw:layer="layout" svg:width="1.764cm" svg:height="0.279cm" svg:x="0.011cm" svg:y="1.665cm" svg:viewBox="0 0 1765 280" draw:points="0,280 223,0 1765,0 1541,280">
            <text:p/>
          </draw:polygon>
          <draw:polygon draw:style-name="gr2" draw:layer="layout" svg:width="1.764cm" svg:height="0.279cm" svg:x="0.011cm" svg:y="1.665cm" svg:viewBox="0 0 1765 280" draw:points="0,280 223,0 1765,0 1541,280">
            <text:p/>
          </draw:polygon>
          <draw:polygon draw:style-name="gr5" draw:layer="layout" svg:width="0.223cm" svg:height="0.335cm" svg:x="1.552cm" svg:y="1.665cm" svg:viewBox="0 0 224 336" draw:points="0,336 224,101 224,0 0,280">
            <text:p/>
          </draw:polygon>
          <draw:polygon draw:style-name="gr2" draw:layer="layout" svg:width="0.223cm" svg:height="0.335cm" svg:x="1.552cm" svg:y="1.665cm" svg:viewBox="0 0 224 336" draw:points="0,336 224,101 224,0 0,280">
            <text:p/>
          </draw:polygon>
          <draw:polygon draw:style-name="gr1" draw:layer="layout" svg:width="1.541cm" svg:height="0.056cm" svg:x="0.011cm" svg:y="1.944cm" svg:viewBox="0 0 1542 57" draw:points="0,0 1542,0 1542,57 0,57">
            <text:p/>
          </draw:polygon>
          <draw:polygon draw:style-name="gr2" draw:layer="layout" svg:width="1.541cm" svg:height="0.056cm" svg:x="0.011cm" svg:y="1.944cm" svg:viewBox="0 0 1542 57" draw:points="0,0 1542,0 1542,57 0,57">
            <text:p/>
          </draw:polygon>
          <draw:polygon draw:style-name="gr6" draw:layer="layout" svg:width="1.585cm" svg:height="0.156cm" svg:x="0.301cm" svg:y="1.14cm" svg:viewBox="0 0 1586 157" draw:points="0,157 167,0 1586,0 1430,157">
            <text:p/>
          </draw:polygon>
          <draw:polygon draw:style-name="gr7" draw:layer="layout" svg:width="1.585cm" svg:height="0.156cm" svg:x="0.301cm" svg:y="1.14cm" svg:viewBox="0 0 1586 157" draw:points="0,157 167,0 1586,0 1430,157">
            <text:p/>
          </draw:polygon>
          <draw:polygon draw:style-name="gr3" draw:layer="layout" svg:width="1.575cm" svg:height="0.145cm" svg:x="0.29cm" svg:y="0cm" svg:viewBox="0 0 1576 146" draw:points="0,146 156,0 1576,0 1419,146">
            <text:p/>
          </draw:polygon>
          <draw:polygon draw:style-name="gr2" draw:layer="layout" svg:width="1.575cm" svg:height="0.145cm" svg:x="0.29cm" svg:y="0cm" svg:viewBox="0 0 1576 146" draw:points="0,146 156,0 1576,0 1419,146">
            <text:p/>
          </draw:polygon>
          <draw:polygon draw:style-name="gr1" draw:layer="layout" svg:width="1.429cm" svg:height="1.128cm" svg:x="0.29cm" svg:y="0.145cm" svg:viewBox="0 0 1430 1129" draw:points="0,0 1430,0 1430,1129 0,1129">
            <text:p/>
          </draw:polygon>
          <draw:polygon draw:style-name="gr2" draw:layer="layout" svg:width="1.429cm" svg:height="1.128cm" svg:x="0.29cm" svg:y="0.145cm" svg:viewBox="0 0 1430 1129" draw:points="0,0 1430,0 1430,1129 0,1129">
            <text:p/>
          </draw:polygon>
          <draw:polygon draw:style-name="gr8" draw:layer="layout" svg:width="1.184cm" svg:height="0.872cm" svg:x="0.413cm" svg:y="0.29cm" svg:viewBox="0 0 1185 873" draw:points="0,0 1185,0 1185,873 0,873">
            <text:p/>
          </draw:polygon>
          <draw:polygon draw:style-name="gr2" draw:layer="layout" svg:width="1.184cm" svg:height="0.872cm" svg:x="0.413cm" svg:y="0.29cm" svg:viewBox="0 0 1185 873" draw:points="0,0 1185,0 1185,873 0,873">
            <text:p/>
          </draw:polygon>
          <draw:polygon draw:style-name="gr5" draw:layer="layout" svg:width="0.157cm" svg:height="1.263cm" svg:x="1.708cm" svg:y="0cm" svg:viewBox="0 0 158 1264" draw:points="0,1264 158,1107 158,0 0,145">
            <text:p/>
          </draw:polygon>
          <draw:polygon draw:style-name="gr2" draw:layer="layout" svg:width="0.157cm" svg:height="1.263cm" svg:x="1.708cm" svg:y="0cm" svg:viewBox="0 0 158 1264" draw:points="0,1264 158,1107 158,0 0,14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C</dc:title>
    <meta:creation-date>2011-02-07T16:33:20</meta:creation-date>
    <meta:editing-duration>P0D</meta:editing-duration>
    <meta:editing-cycles>1</meta:editing-cycles>
    <meta:document-statistic meta:object-count="24"/>
    <meta:generator>OpenOffice.org/3.3$Linux OpenOffice.org_project/330m20$Build-9567</meta:generator>
  </office:meta>
</office:document-meta>
</file>